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1cm" draw:fill="solid" draw:fill-color="#333333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draw:fill="solid" draw:fill-color="#666666" draw:textarea-horizontal-align="justify" draw:textarea-vertical-align="top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" svg:stroke-width="0.051cm" draw:fill="solid" draw:fill-color="#ff9966" draw:textarea-horizontal-align="justify" draw:textarea-vertical-align="top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1cm" svg:stroke-color="#808080" draw:marker-start-width="0.356cm" draw:marker-end="Extrémité_20_de_20_ligne_20_1" draw:marker-end-width="0.35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6b4794" draw:opacity="75%" draw:textarea-horizontal-align="justify" draw:textarea-vertical-align="middle" draw:auto-grow-height="false" fo:padding-top="0.15cm" fo:padding-bottom="0.15cm" fo:padding-left="0.275cm" fo:padding-right="0.275cm" draw:shadow-offset-x="0.305cm" draw:shadow-offset-y="0.305cm" draw:shadow-opacity="75%"/>
    </style:style>
    <style:style style:name="gr8" style:family="graphic" style:parent-style-name="standard">
      <style:graphic-properties draw:stroke="solid" draw:stroke-dash="Fine_20_Dashed" svg:stroke-width="0.051cm" svg:stroke-color="#000000" draw:textarea-horizontal-align="justify" draw:textarea-vertical-align="top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" svg:stroke-width="0.051cm" svg:stroke-color="#000000" draw:fill="solid" draw:fill-color="#ff9966" draw:textarea-horizontal-align="justify" draw:textarea-vertical-align="top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1cm" draw:fill="solid" draw:fill-color="#9999cc" draw:textarea-horizontal-align="justify" draw:textarea-vertical-align="top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Fine_20_Dashed" svg:stroke-width="0.051cm" svg:stroke-color="#000000" draw:fill="solid" draw:fill-color="#ffcc99" draw:textarea-horizontal-align="justify" draw:textarea-vertical-align="top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draw:fill="solid" draw:fill-color="#e6ff96" draw:opacity="100%" draw:textarea-horizontal-align="justify" draw:textarea-vertical-align="middle" draw:auto-grow-height="false" fo:padding-top="0.15cm" fo:padding-bottom="0.15cm" fo:padding-left="0.275cm" fo:padding-right="0.275cm" draw:shadow="hidden" draw:shadow-offset-x="0.305cm" draw:shadow-offset-y="0.305cm" draw:shadow-opacity="100%"/>
    </style:style>
    <style:style style:name="gr13" style:family="graphic" style:parent-style-name="standard">
      <style:graphic-properties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dc23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standard">
      <style:graphic-properties draw:stroke="none" draw:fill="none" fo:min-height="0.385cm"/>
    </style:style>
    <style:style style:name="gr18" style:family="graphic" style:parent-style-name="standard">
      <style:graphic-properties draw:stroke="dash" draw:stroke-dash="Ultrafine_20_2_20_Dots_20_3_20_Dashes" svg:stroke-width="0.051cm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808080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2_20_Dots_20_3_20_Dashes"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1cm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2" style:family="graphic" style:parent-style-name="standard">
      <style:graphic-properties draw:stroke="solid" draw:stroke-dash="Fine_20_Dashed" svg:stroke-width="0.051cm" svg:stroke-color="#808080" draw:fill="solid" draw:fill-color="#cccc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gr24" style:family="graphic" style:parent-style-name="standard">
      <style:graphic-properties draw:stroke="solid" draw:stroke-dash="Fine_20_Dashed" svg:stroke-width="0.051cm" svg:stroke-color="#dc2300" draw:marker-start-width="0.356cm" draw:marker-end="Extrémité_20_de_20_ligne_20_1" draw:marker-end-width="0.35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size="14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/>
    </style:style>
    <style:style style:name="P6" style:family="paragraph">
      <style:paragraph-properties fo:margin-left="0cm" fo:margin-right="0cm" fo:text-align="center" fo:text-indent="0cm"/>
      <style:text-properties fo:font-size="14pt" fo:font-weight="bold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color="#ffffff" fo:font-size="11pt"/>
    </style:style>
    <style:style style:name="P9" style:family="paragraph">
      <style:paragraph-properties fo:margin-left="0cm" fo:margin-right="0cm" fo:text-align="center" fo:text-indent="0cm"/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14pt"/>
    </style:style>
    <style:style style:name="P11" style:family="paragraph">
      <style:paragraph-properties fo:margin-left="0cm" fo:margin-right="0cm" fo:text-align="center" fo:text-indent="0cm"/>
      <style:text-properties fo:color="#000000" fo:font-size="14pt" fo:font-weight="normal"/>
    </style:style>
    <style:style style:name="P12" style:family="paragraph">
      <style:paragraph-properties fo:margin-left="0cm" fo:margin-right="0cm" fo:text-align="center" fo:text-indent="0cm"/>
      <style:text-properties fo:font-size="12pt" fo:font-weight="normal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paragraph-properties fo:margin-left="0cm" fo:margin-right="0cm" fo:text-align="center" fo:text-indent="0cm"/>
      <style:text-properties fo:font-size="11pt" fo:font-weight="bold"/>
    </style:style>
    <style:style style:name="P15" style:family="paragraph">
      <style:text-properties fo:color="#ffffff" fo:font-size="12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  <style:text-properties fo:font-size="11pt"/>
    </style:style>
    <style:style style:name="P18" style:family="paragraph">
      <style:paragraph-properties fo:margin-left="0cm" fo:margin-right="0cm" fo:text-align="end" fo:text-indent="0cm"/>
      <style:text-properties fo:font-size="11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center" fo:text-indent="0cm"/>
      <style:text-properties fo:color="#dc2300" fo:font-size="11pt" fo:font-weight="bold"/>
    </style:style>
    <style:style style:name="P21" style:family="paragraph">
      <style:paragraph-properties fo:text-align="center"/>
      <style:text-properties fo:color="#dc2300" fo:font-size="11pt" fo:font-weight="bold"/>
    </style:style>
    <style:style style:name="T1" style:family="text">
      <style:text-properties fo:color="#ffffff" fo:font-size="14pt" fo:font-weight="bold"/>
    </style:style>
    <style:style style:name="T2" style:family="text">
      <style:text-properties fo:font-size="16pt"/>
    </style:style>
    <style:style style:name="T3" style:family="text">
      <style:text-properties fo:font-size="14pt" fo:font-weight="bold"/>
    </style:style>
    <style:style style:name="T4" style:family="text">
      <style:text-properties fo:font-size="12pt"/>
    </style:style>
    <style:style style:name="T5" style:family="text">
      <style:text-properties fo:color="#ffffff" fo:font-size="11pt" fo:font-weight="bold"/>
    </style:style>
    <style:style style:name="T6" style:family="text">
      <style:text-properties fo:color="#ffffff" fo:font-size="11pt"/>
    </style:style>
    <style:style style:name="T7" style:family="text">
      <style:text-properties fo:font-size="14pt"/>
    </style:style>
    <style:style style:name="T8" style:family="text">
      <style:text-properties fo:color="#000000" fo:font-size="14pt" fo:font-weight="normal"/>
    </style:style>
    <style:style style:name="T9" style:family="text">
      <style:text-properties fo:font-size="12pt" fo:font-weight="normal"/>
    </style:style>
    <style:style style:name="T10" style:family="text">
      <style:text-properties fo:font-size="11pt" fo:font-weight="bold"/>
    </style:style>
    <style:style style:name="T11" style:family="text">
      <style:text-properties fo:color="#ffffff" fo:font-size="12pt"/>
    </style:style>
    <style:style style:name="T12" style:family="text">
      <style:text-properties fo:font-size="18pt"/>
    </style:style>
    <style:style style:name="T13" style:family="text">
      <style:text-properties fo:color="#dc2300" fo:font-size="1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.35cm" svg:height="11.635cm" svg:x="13.065cm" svg:y="3.335cm">
          <text:p text:style-name="P1"><text:span text:style-name="T1">Local proces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1" draw:text-style-name="P2" draw:layer="layout" svg:width="6.35cm" svg:height="7.62cm" svg:x="1.67cm" svg:y="2.77cm">
          <text:p text:style-name="P1"><text:span text:style-name="T1">Remote 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4.445cm" svg:x="12.895cm" svg:y="4.805cm"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86cm" svg:height="3.976cm" svg:x="13.594cm" svg:y="10.205cm">
          <text:p text:style-name="P1"><text:span text:style-name="T3"><text:s/></text:span><text:span text:style-name="T3">Drmaa Job Schedul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02cm" svg:y1="3.771cm" svg:x2="13.986cm" svg:y2="3.771cm">
          <text:p text:style-name="P4"/>
        </draw:line>
        <draw:frame draw:style-name="gr3" draw:text-style-name="P7" draw:layer="layout" svg:width="2.83cm" svg:height="0.775cm" svg:x="8.02cm" svg:y="3.17cm">
          <draw:text-box>
            <text:p text:style-name="P4"><text:span text:style-name="T4">runs via ssh</text:span></text:p>
          </draw:text-box>
        </draw:frame>
        <draw:custom-shape draw:style-name="gr7" draw:text-style-name="P8" draw:layer="layout" svg:width="4.385cm" svg:height="1.234cm" svg:x="14.16cm" svg:y="12.55cm">
          <text:p text:style-name="P1"><text:span text:style-name="T5">DRMAA Session</text:span><text:span text:style-name="T6"> 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9" draw:layer="layout" svg:width="3.655cm" svg:height="1.211cm" svg:x="14.535cm" svg:y="11.054cm">
          <text:p text:style-name="P1"><text:span text:style-name="T4">Thread: job status </text:span></text:p>
          <text:p text:style-name="P1"><text:span text:style-name="T4">update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5.05cm" svg:height="1.308cm" svg:x="13.63cm" svg:y="7.477cm">
          <text:p text:style-name="P1"><text:span text:style-name="T3">Job </text:span></text:p>
          <text:p text:style-name="P1"><text:span text:style-name="T3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51cm" svg:height="1.338cm" svg:x="13.63cm" svg:y="5.777cm">
          <text:p text:style-name="P1"><text:span text:style-name="T8">Connection </text:span></text:p>
          <text:p text:style-name="P1"><text:span text:style-name="T8">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id="id1" draw:layer="layout" svg:width="2.732cm" svg:height="1.205cm" svg:x="2.113cm" svg:y="4.575cm">
          <text:p text:style-name="P1"><text:span text:style-name="T9">Connection </text:span></text:p>
          <text:p text:style-name="P1"><text:span text:style-name="T9">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4.445cm" svg:x="6.048cm" svg:y="4.875cm">
          <text:p text:style-name="P1"><text:span text:style-name="T1">Pyro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15cm" svg:height="1.905cm" svg:x="8.95cm" svg:y="5.21cm">
          <text:p text:style-name="P1"><text:span text:style-name="T2">ssh tunne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3" draw:layer="layout" svg:x1="10.204cm" svg:y1="4.505cm" svg:x2="11.474cm" svg:y2="5.775cm">
          <text:p text:style-name="P4"/>
        </draw:line>
        <draw:frame draw:style-name="gr3" draw:text-style-name="P7" draw:layer="layout" svg:width="3.693cm" svg:height="0.775cm" svg:x="7.86cm" svg:y="3.905cm">
          <draw:text-box>
            <text:p text:style-name="P4"><text:span text:style-name="T4">+ tunnel creation</text:span></text:p>
          </draw:text-box>
        </draw:frame>
        <draw:custom-shape draw:style-name="gr9" draw:text-style-name="P14" draw:id="id2" draw:layer="layout" svg:width="3.175cm" svg:height="1.548cm" svg:x="5.48cm" svg:y="5.745cm">
          <text:p text:style-name="P1"><text:span text:style-name="T10">Connection </text:span></text:p>
          <text:p text:style-name="P1"><text:span text:style-name="T10">Checker </text:span></text:p>
          <text:p text:style-name="P1"><text:span text:style-name="T10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62cm" svg:height="0.835cm" svg:x="1.035cm" svg:y="7.55cm">
          <text:p text:style-name="P1"><text:span text:style-name="T3">Job Scheduler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8.02cm" svg:y1="4.505cm" svg:x2="10.204cm" svg:y2="4.505cm">
          <text:p text:style-name="P4"/>
        </draw:line>
        <draw:connector draw:style-name="gr14" draw:text-style-name="P3" draw:layer="layout" draw:type="curve" svg:x1="3.479cm" svg:y1="5.78cm" svg:x2="5.48cm" svg:y2="6.519cm" draw:start-shape="id1" draw:start-glue-point="2" draw:end-shape="id2" draw:end-glue-point="3">
          <text:p text:style-name="P4"/>
        </draw:connector>
        <draw:frame draw:style-name="gr15" draw:text-style-name="P15" draw:layer="layout" svg:width="2.259cm" svg:height="0.725cm" svg:x="2.586cm" svg:y="6.39cm">
          <draw:text-box>
            <text:p text:style-name="P4"><text:span text:style-name="T11">I'm here !</text:span></text:p>
          </draw:text-box>
        </draw:fram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frame draw:style-name="gr17" draw:text-style-name="P18" draw:layer="layout" svg:width="6.985cm" svg:height="0.683cm" svg:x="12.43cm" svg:y="2.67cm">
          <draw:text-box>
            <text:p text:style-name="P16"><text:span text:style-name="T10">runs as toto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2.926cm" svg:x="15.605cm" svg:y="13.884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frame draw:style-name="gr3" draw:text-style-name="P19" draw:layer="layout" svg:width="14.243cm" svg:height="1.012cm" svg:x="0.02cm" svg:y="0cm">
          <draw:text-box>
            <text:p text:style-name="P4"><text:span text:style-name="T12">Client connection and job submission (control ...)</text:span></text:p>
          </draw:text-box>
        </draw:frame>
        <draw:custom-shape draw:style-name="gr9" draw:text-style-name="P6" draw:layer="layout" svg:width="4.445cm" svg:height="0.835cm" svg:x="1cm" svg:y="9.055cm">
          <text:p text:style-name="P1"><text:span text:style-name="T3">File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custom-shape draw:style-name="gr22" draw:text-style-name="P3" draw:layer="layout" svg:width="3.429cm" svg:height="1.201cm" draw:transform="rotate (-2.52269890083331) translate (22.216cm 10.891cm)">
          <text:p text:style-name="P4"/>
          <draw:enhanced-geometry svg:viewBox="0 0 21600 21600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3" draw:layer="layout" svg:width="3.237cm" svg:height="1.2cm" draw:transform="rotate (-2.52269890083331) translate (22.112cm 8.412cm)">
          <text:p text:style-name="P4"/>
          <draw:enhanced-geometry svg:viewBox="0 0 21600 21600" draw:mirror-horizontal="true" draw:text-areas="?f5 ?f1 ?f6 ?f3" draw:mirror-vertical="false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6.35cm" svg:height="11.635cm" svg:x="13.065cm" svg:y="3.335cm">
          <text:p text:style-name="P1"><text:span text:style-name="T1">Local proces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5" draw:text-style-name="P6" draw:layer="layout" svg:width="5.386cm" svg:height="3.976cm" svg:x="13.594cm" svg:y="10.205cm">
          <text:p text:style-name="P1"><text:span text:style-name="T3"><text:s/></text:span><text:span text:style-name="T3">Drmaa Job 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385cm" svg:height="1.234cm" svg:x="14.16cm" svg:y="12.55cm">
          <text:p text:style-name="P1"><text:span text:style-name="T5">DRMAA Session</text:span><text:span text:style-name="T6"> 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9" draw:layer="layout" svg:width="3.655cm" svg:height="1.211cm" svg:x="14.535cm" svg:y="11.054cm">
          <text:p text:style-name="P1"><text:span text:style-name="T4">Thread: job status </text:span></text:p>
          <text:p text:style-name="P1"><text:span text:style-name="T4">update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2.926cm" svg:x="15.605cm" svg:y="13.884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custom-shape draw:style-name="gr22" draw:text-style-name="P3" draw:layer="layout" svg:width="3.429cm" svg:height="1.201cm" draw:transform="rotate (-2.52269890083331) translate (22.216cm 10.891cm)">
          <text:p text:style-name="P4"/>
          <draw:enhanced-geometry svg:viewBox="0 0 21600 21600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1" draw:layer="layout" svg:width="3.097cm" svg:height="1.115cm" svg:x="12.025cm" svg:y="15.071cm">
          <draw:text-box>
            <text:p text:style-name="P20"><text:span text:style-name="T13">asks the jobs </text:span></text:p>
            <text:p text:style-name="P20"><text:span text:style-name="T13">status</text:span></text:p>
          </draw:text-box>
        </draw:frame>
        <draw:frame draw:style-name="gr23" draw:text-style-name="P20" draw:layer="layout" svg:width="2.205cm" svg:height="1.547cm" svg:x="19.95cm" svg:y="12.719cm">
          <draw:text-box>
            <text:p text:style-name="P20"><text:span text:style-name="T13">updates </text:span></text:p>
            <text:p text:style-name="P20"><text:span text:style-name="T13">the jobs </text:span></text:p>
            <text:p text:style-name="P20"><text:span text:style-name="T13">status</text:span></text:p>
          </draw:text-box>
        </draw:frame>
        <draw:line draw:style-name="gr24" draw:text-style-name="P3" draw:layer="layout" svg:x1="14.97cm" svg:y1="14.336cm" svg:x2="14.97cm" svg:y2="16.876cm">
          <text:p text:style-name="P4"/>
        </draw:line>
        <draw:line draw:style-name="gr24" draw:text-style-name="P3" draw:layer="layout" svg:x1="19.415cm" svg:y1="13.266cm" svg:x2="21.955cm" svg:y2="11.361cm">
          <text:p text:style-name="P4"/>
        </draw:line>
        <draw:frame draw:style-name="gr3" draw:text-style-name="P19" draw:layer="layout" svg:width="17.015cm" svg:height="1.012cm" svg:x="0.022cm" svg:y="0cm">
          <draw:text-box>
            <text:p text:style-name="P4"><text:span text:style-name="T12">Client disconnected (suddenly or not) and jobs are running</text:span></text:p>
          </draw:text-box>
        </draw:frame>
      </draw:page>
      <draw:page draw:name="page3" draw:style-name="dp1" draw:master-page-name="Standard">
        <office:forms form:automatic-focus="false" form:apply-design-mode="false"/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frame draw:style-name="gr3" draw:text-style-name="P19" draw:layer="layout" svg:width="5.598cm" svg:height="1.012cm" svg:x="0.021cm" svg:y="0cm">
          <draw:text-box>
            <text:p text:style-name="P4"><text:span text:style-name="T12">All the jobs ended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1" draw:text-style-name="P2" draw:layer="layout" svg:width="6.35cm" svg:height="11.635cm" svg:x="13.065cm" svg:y="3.335cm">
          <text:p text:style-name="P1"><text:span text:style-name="T1">Local proces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1" draw:text-style-name="P2" draw:layer="layout" svg:width="6.35cm" svg:height="7.62cm" svg:x="1.67cm" svg:y="2.77cm">
          <text:p text:style-name="P1"><text:span text:style-name="T1">Remote 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4.445cm" svg:x="12.895cm" svg:y="4.805cm"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86cm" svg:height="3.976cm" svg:x="13.594cm" svg:y="10.205cm">
          <text:p text:style-name="P1"><text:span text:style-name="T3"><text:s/></text:span><text:span text:style-name="T3">Drmaa Job Schedul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02cm" svg:y1="3.771cm" svg:x2="13.986cm" svg:y2="3.771cm">
          <text:p text:style-name="P4"/>
        </draw:line>
        <draw:frame draw:style-name="gr3" draw:text-style-name="P7" draw:layer="layout" svg:width="2.83cm" svg:height="0.775cm" svg:x="8.02cm" svg:y="3.17cm">
          <draw:text-box>
            <text:p text:style-name="P4"><text:span text:style-name="T4">runs via ssh</text:span></text:p>
          </draw:text-box>
        </draw:frame>
        <draw:custom-shape draw:style-name="gr7" draw:text-style-name="P8" draw:layer="layout" svg:width="4.385cm" svg:height="1.234cm" svg:x="14.16cm" svg:y="12.55cm">
          <text:p text:style-name="P1"><text:span text:style-name="T5">DRMAA Session</text:span><text:span text:style-name="T6"> 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9" draw:layer="layout" svg:width="3.655cm" svg:height="1.211cm" svg:x="14.535cm" svg:y="11.054cm">
          <text:p text:style-name="P1"><text:span text:style-name="T4">Thread: job status </text:span></text:p>
          <text:p text:style-name="P1"><text:span text:style-name="T4">update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5.05cm" svg:height="1.308cm" svg:x="13.63cm" svg:y="7.477cm">
          <text:p text:style-name="P1"><text:span text:style-name="T3">Job </text:span></text:p>
          <text:p text:style-name="P1"><text:span text:style-name="T3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51cm" svg:height="1.338cm" svg:x="13.63cm" svg:y="5.777cm">
          <text:p text:style-name="P1"><text:span text:style-name="T8">Connection </text:span></text:p>
          <text:p text:style-name="P1"><text:span text:style-name="T8">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id="id3" draw:layer="layout" svg:width="2.732cm" svg:height="1.205cm" svg:x="2.113cm" svg:y="4.575cm">
          <text:p text:style-name="P1"><text:span text:style-name="T9">Connection </text:span></text:p>
          <text:p text:style-name="P1"><text:span text:style-name="T9">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4.445cm" svg:x="6.048cm" svg:y="4.875cm">
          <text:p text:style-name="P1"><text:span text:style-name="T1">Pyro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15cm" svg:height="1.905cm" svg:x="8.95cm" svg:y="5.21cm">
          <text:p text:style-name="P1"><text:span text:style-name="T2">ssh tunne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3" draw:layer="layout" svg:x1="10.204cm" svg:y1="4.505cm" svg:x2="11.474cm" svg:y2="5.775cm">
          <text:p text:style-name="P4"/>
        </draw:line>
        <draw:frame draw:style-name="gr3" draw:text-style-name="P7" draw:layer="layout" svg:width="3.693cm" svg:height="0.775cm" svg:x="7.86cm" svg:y="3.905cm">
          <draw:text-box>
            <text:p text:style-name="P4"><text:span text:style-name="T4">+ tunnel creation</text:span></text:p>
          </draw:text-box>
        </draw:frame>
        <draw:custom-shape draw:style-name="gr9" draw:text-style-name="P14" draw:id="id4" draw:layer="layout" svg:width="3.175cm" svg:height="1.548cm" svg:x="5.48cm" svg:y="5.745cm">
          <text:p text:style-name="P1"><text:span text:style-name="T10">Connection </text:span></text:p>
          <text:p text:style-name="P1"><text:span text:style-name="T10">Checker </text:span></text:p>
          <text:p text:style-name="P1"><text:span text:style-name="T10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62cm" svg:height="0.835cm" svg:x="1.035cm" svg:y="7.55cm">
          <text:p text:style-name="P1"><text:span text:style-name="T3">Job Scheduler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8.02cm" svg:y1="4.505cm" svg:x2="10.204cm" svg:y2="4.505cm">
          <text:p text:style-name="P4"/>
        </draw:line>
        <draw:connector draw:style-name="gr14" draw:text-style-name="P3" draw:layer="layout" draw:type="curve" svg:x1="3.479cm" svg:y1="5.78cm" svg:x2="5.48cm" svg:y2="6.519cm" draw:start-shape="id3" draw:start-glue-point="2" draw:end-shape="id4" draw:end-glue-point="3">
          <text:p text:style-name="P4"/>
        </draw:connector>
        <draw:frame draw:style-name="gr15" draw:text-style-name="P15" draw:layer="layout" svg:width="2.259cm" svg:height="0.725cm" svg:x="2.586cm" svg:y="6.39cm">
          <draw:text-box>
            <text:p text:style-name="P4"><text:span text:style-name="T11">I'm here !</text:span></text:p>
          </draw:text-box>
        </draw:fram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frame draw:style-name="gr17" draw:text-style-name="P18" draw:layer="layout" svg:width="6.985cm" svg:height="0.683cm" svg:x="12.43cm" svg:y="2.67cm">
          <draw:text-box>
            <text:p text:style-name="P16"><text:span text:style-name="T10">runs as toto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2.926cm" svg:x="15.605cm" svg:y="13.884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custom-shape draw:style-name="gr9" draw:text-style-name="P6" draw:layer="layout" svg:width="4.445cm" svg:height="0.835cm" svg:x="1cm" svg:y="9.055cm">
          <text:p text:style-name="P1"><text:span text:style-name="T3">File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custom-shape draw:style-name="gr22" draw:text-style-name="P3" draw:layer="layout" svg:width="3.429cm" svg:height="1.201cm" draw:transform="rotate (-2.52269890083331) translate (22.216cm 10.891cm)">
          <text:p text:style-name="P4"/>
          <draw:enhanced-geometry svg:viewBox="0 0 21600 21600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3" draw:layer="layout" svg:width="3.237cm" svg:height="1.2cm" draw:transform="rotate (-2.52269890083331) translate (22.112cm 8.412cm)">
          <text:p text:style-name="P4"/>
          <draw:enhanced-geometry svg:viewBox="0 0 21600 21600" draw:mirror-horizontal="true" draw:text-areas="?f5 ?f1 ?f6 ?f3" draw:mirror-vertical="false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1" draw:layer="layout" svg:width="2.576cm" svg:height="1.115cm" svg:x="19.458cm" svg:y="6.716cm">
          <draw:text-box>
            <text:p text:style-name="P20"><text:span text:style-name="T13">asks the </text:span></text:p>
            <text:p text:style-name="P20"><text:span text:style-name="T13">jobs status</text:span></text:p>
          </draw:text-box>
        </draw:frame>
        <draw:line draw:style-name="gr24" draw:text-style-name="P3" draw:layer="layout" svg:x1="18.78cm" svg:y1="7.986cm" svg:x2="21.955cm" svg:y2="8.621cm">
          <text:p text:style-name="P4"/>
        </draw:line>
        <draw:frame draw:style-name="gr3" draw:text-style-name="P19" draw:layer="layout" svg:width="6.944cm" svg:height="1.012cm" svg:x="0.02cm" svg:y="0cm">
          <draw:text-box>
            <text:p text:style-name="P4"><text:span text:style-name="T12">Client new connection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1" draw:display-name="Extrémité de lign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10-02-11T09:15:41</meta:creation-date>
    <dc:date>2010-04-02T17:21:34</dc:date>
    <dc:language>en-US</dc:language>
    <meta:editing-cycles>35</meta:editing-cycles>
    <meta:editing-duration>P4DT1H3M53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